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7"><text:soft-page-break/>LibreOffice ve výchozím nastavení své soubory ukládá ve formátu OpenDocument.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